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7cdc20" officeooo:paragraph-rsid="007cdc20" style:font-size-asian="10.5pt" style:font-weight-asian="bold" style:font-size-complex="12pt" style:font-weight-complex="bold"/>
    </style:style>
    <style:style style:name="P2" style:family="paragraph" style:parent-style-name="Standard">
      <style:text-properties style:text-position="0% 100%" fo:font-size="12pt" fo:font-weight="bold" officeooo:rsid="009ecae6" officeooo:paragraph-rsid="009ecae6" style:font-size-asian="10.5pt" style:font-weight-asian="bold" style:font-size-complex="12pt" style:font-weight-complex="bold"/>
    </style:style>
    <style:style style:name="P3" style:family="paragraph" style:parent-style-name="Standard">
      <style:text-properties style:text-position="0% 100%" fo:font-size="12pt" fo:font-weight="bold" officeooo:rsid="0067dcc5" officeooo:paragraph-rsid="009ecae6" style:font-size-asian="10.5pt" style:font-weight-asian="bold" style:font-size-complex="12pt" style:font-weight-complex="bold"/>
    </style:style>
    <style:style style:name="P4" style:family="paragraph" style:parent-style-name="Standard">
      <style:text-properties style:text-position="0% 100%" fo:font-size="12pt" fo:font-weight="bold" officeooo:rsid="0069754e" officeooo:paragraph-rsid="009ecae6" style:font-size-asian="10.5pt" style:font-weight-asian="bold" style:font-size-complex="12pt" style:font-weight-complex="bold"/>
    </style:style>
    <style:style style:name="P5" style:family="paragraph" style:parent-style-name="Standard">
      <style:text-properties style:text-position="0% 100%" fo:font-size="12pt" fo:font-weight="normal" officeooo:rsid="009ecae6" officeooo:paragraph-rsid="009ecae6"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a5965a" officeooo:paragraph-rsid="00a6b495"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a7ff5a" officeooo:paragraph-rsid="00ac1195"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a7ff5a" officeooo:paragraph-rsid="00ae0101" style:font-size-asian="10.5pt" style:font-weight-asian="normal" style:font-size-complex="12pt" style:font-weight-complex="normal"/>
    </style:style>
    <style:style style:name="T1" style:family="text">
      <style:text-properties officeooo:rsid="009ecae6"/>
    </style:style>
    <style:style style:name="T2" style:family="text">
      <style:text-properties officeooo:rsid="00a0a591"/>
    </style:style>
    <style:style style:name="T3" style:family="text">
      <style:text-properties officeooo:rsid="00a1e5dd"/>
    </style:style>
    <style:style style:name="T4" style:family="text">
      <style:text-properties officeooo:rsid="00a3c3ef"/>
    </style:style>
    <style:style style:name="T5" style:family="text">
      <style:text-properties officeooo:rsid="00a5965a"/>
    </style:style>
    <style:style style:name="T6" style:family="text">
      <style:text-properties officeooo:rsid="00a6b495"/>
    </style:style>
    <style:style style:name="T7" style:family="text">
      <style:text-properties officeooo:rsid="00a95b46"/>
    </style:style>
    <style:style style:name="T8" style:family="text">
      <style:text-properties officeooo:rsid="00ac1195"/>
    </style:style>
    <style:style style:name="T9" style:family="text">
      <style:text-properties officeooo:rsid="00afd8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ial Date 6<text:span text:style-name="T1">2</text:span> days after day of Outbreak. </text:p>
      <text:p text:style-name="P1">Early in dawn.</text:p>
      <text:p text:style-name="P2">Terminus</text:p>
      <text:p text:style-name="P2"/>
      <text:p text:style-name="P5">Investing in luck was the best ever decision I made. I was about to check on Terminus to see if they’re locked up or cannibals or peaceful. If they were peaceful I was gonna wait until they’re attacked. If they were cannibals I would just kill all of them. If they were locked up though I would swoop in deal with the bad guys and rescue them giving me another loyal force easily numbering in the 30s. A quest arrived just in time that’s why I said that investing in luck was my best idea. I now have a quest detailing Terminus.</text:p>
      <text:p text:style-name="P5"/>
      <text:p text:style-name="P3">Quest- <text:span text:style-name="T1">Terminus?</text:span></text:p>
      <text:p text:style-name="P3"/>
      <text:p text:style-name="P2">Save the people of Terminus or aid the bandits. So far the people of Terminus are still peace loving and kind people they haven’t been attacked yet. They are gonna be attacked a day from now. You can either help defend them, rescue them or kill them to help the bandits or you can do none of those and kill all of them.</text:p>
      <text:p text:style-name="P3"/>
      <text:p text:style-name="P4">Objective: </text:p>
      <text:p text:style-name="P4">- <text:span text:style-name="T1">Help them defend their place</text:span></text:p>
      <text:p text:style-name="P4"/>
      <text:p text:style-name="P2">rewards: </text:p>
      <text:p text:style-name="P2">- alliance with the people of Terminus.</text:p>
      <text:p text:style-name="P2">- 1000 XP</text:p>
      <text:p text:style-name="P2">- some loot</text:p>
      <text:p text:style-name="P2"/>
      <text:p text:style-name="P2">Objective:</text:p>
      <text:p text:style-name="P2">- rescue them after they are captured.</text:p>
      <text:p text:style-name="P2"/>
      <text:p text:style-name="P2">Rewards:</text:p>
      <text:p text:style-name="P2">- 39 <text:span text:style-name="T4">more</text:span> companions.</text:p>
      <text:p text:style-name="P2">- 2000 XP</text:p>
      <text:p text:style-name="P2">- a lot of loot</text:p>
      <text:p text:style-name="P2"/>
      <text:p text:style-name="P2">Objective:</text:p>
      <text:p text:style-name="P2">- kill them and help the bandits.</text:p>
      <text:p text:style-name="P3"/>
      <text:p text:style-name="P3">rewards: </text:p>
      <text:p text:style-name="P3">- <text:span text:style-name="T1">good relation with the bandits</text:span></text:p>
      <text:p text:style-name="P3">- ?</text:p>
      <text:p text:style-name="P3">- <text:span text:style-name="T1">Some loot.</text:span></text:p>
      <text:p text:style-name="P3">- <text:span text:style-name="T2">2000 XP</text:span></text:p>
      <text:p text:style-name="P3"/>
      <text:p text:style-name="P2">Objective: </text:p>
      <text:p text:style-name="P2">- Kill all of them</text:p>
      <text:p text:style-name="P2"/>
      <text:p text:style-name="P2">rewards:</text:p>
      <text:p text:style-name="P2">- All loot</text:p>
      <text:p text:style-name="P2">- 4000 XP</text:p>
      <text:p text:style-name="P2"><text:soft-page-break/></text:p>
      <text:p text:style-name="P5">I knew already what I was gonna do I was gonna rescue them just after they put them in the containers. Sure it was heartless but it was an easy way to double my group size. <text:span text:style-name="T2">So I wait just on the hilly side of Terminus where I could see most of what’s going on. I see a group of people numbering 12 all heavily armed but no armour on. I tell Merle to come to me with 10 vans we had through the radio. He confirms he heard me and is going to me now. The bandits go through the front gate and gets welcomed with BBQ by Gareth’s mom. Since the people of Terminus didn’t really have weapon to defend themselves they are caught severely unprepared. The bandits raise their weapons to the 20 or so people. They gather the people in the centre. 2 bandits are left to guard the 20 people and the other 10 of the bandits go in pairs go around from building to building gathering people. They effectively gather the entire population of Terminus which was about 70 they then start killing the old people and the stronger looking men. With 39 people left they separate them into 4 groups and put them in separate containers. Knowing that was the signal for me to go in guns blazing against them I equip my sniper rifle and wait for them to finally lock them inside. Doing the most efficient thing the leader of the bandits decided that they will split their groups into four to escort the people of Terminus into their containers. Doing so allowed me more advantage they effectively Isolated themselves from each other. I start with the group most Isolated, I shoot one of them in the head effectively killing him, before the other two could notice I shoot another one. The last one noticed and was about to shout out what was happening but before that I successfully killed him. I move on the one farthest on the left that was the next most isolated. This time though they were positioned in a way that they could see each other so I wait for a while. They finally decide to get a girl for them to rape, Two of them going in I shoot the guy guarding their backs. I then proceed to shoot the both of them stopping them from alerting the other six bandits. Since I couldn’t possibly kill all the six without them being alerted I decide to go closer and use my semi automatic rifle. <text:s/>I arrive there and see that the six are already raping some girls. They had one of their guy not partake while they do it, I think it’s a way for all of them to not die while fucking someone. I show myself and go guns blazing I kill the guy standing watch and the rest followed easily since they were caught as unprepared as the people of Terminus. The girls that were being raped looked at me with wide eyes. They probably were afraid that I’m just gonna replace the guys on what they were doing.</text:span></text:p>
      <text:p text:style-name="P5"/>
      <text:p text:style-name="P5">“<text:span text:style-name="T3">Calm down I heard the sound of gunshot from a far and went hear. After looking at the situation I decided to help you guys. I need help with opening the containers can you girls open the two hear I’ll get the people from the other ones. Don’t go anywhere though I have something to say to you people.” I tell them. With a nod the girls get to opening the containers and I go to the other ones. Opening the other ones I say the same story and reassure them that I am to help.</text:span></text:p>
      <text:p text:style-name="P5"/>
      <text:p text:style-name="P5">“<text:span text:style-name="T3">I gathered you people here because of one thing. This place is too dangerous for you people I want all of you to join my community. There we will build thick walls and defences to defend ourselves from bad men like the ones I killed. There you people will be safe because I and my people will protect you and teach you how to defend yourselves. If you do decide that you do not want to come with me then think for a moment you people have put signs pointing to this place. You people are basically saying to the world that here lives people that could be exploited. Say you decide to leave Terminus, What are you gonna do live in this apocalyptic world like nomads? You people will not last out there on your own. So what do you say would you come with me?” I give them a speech. The people cheered it seems because I saved them they trust me immensely just like the other group I saved.</text:span></text:p>
      <text:p text:style-name="P5"/>
      <text:p text:style-name="P5">“<text:span text:style-name="T4">I called my people earlier requesting for backup so they should be coming in 20 minutes pack all the stuff you’ll need.” I tell all of them. 25 minutes later Merle with 10 passenger vans arrive. I load all of my new people to the vans and their items.</text:span></text:p>
      <text:p text:style-name="P5"><text:soft-page-break/>“<text:span text:style-name="T4">What are you a hero?” Merle asks me while he drives.</text:span></text:p>
      <text:p text:style-name="P5"/>
      <text:p text:style-name="P5">“<text:span text:style-name="T4">No just someone who’s gathering people.” I reply.</text:span></text:p>
      <text:p text:style-name="P5"/>
      <text:p text:style-name="P5">“<text:span text:style-name="T4">You know it’s funny I asked Jocelyn about how your group formed she said all of them were rescued. I was also rescued by you and now you rescued another group of people. You’re gathering a pretty loyal group of people here Tony. I don’t know what you’re planning and I don’t care. I do need a favour <text:s/>though I’d like it if you’d allow me to search for my brother.” He tells me.</text:span></text:p>
      <text:p text:style-name="P5"/>
      <text:p text:style-name="P5">“<text:span text:style-name="T5">Then you’ll come with me on my recruitment runs then” that seems to satisfy him and stop our conversation.</text:span></text:p>
      <text:p text:style-name="P5"/>
      <text:p text:style-name="P6">40 minutes later we arrive at brooks the place was already a bit fortified we used all big the big vehicles we could find to make a giant circle to barricade the city. So far our gate was only a fire truck we would move to open it. We were working on it though I want to have a 7 feet concrete wall as my official barricade. 3 feet of the said concrete wall going under ground and the remaining 4 sticking up. Then there would be a wooden wall to stick at the front side of the wall. Also having 3 feet under ground with the difference being the wall is a total of 9 feet meaning it is 6 feet tall from the ground. The concrete wall would be just 2 feet thick and the wooden wall whatever the thickness of the wood around the area is. Wood be attached to the back of the concrete wall the same height, but 3 feet in width. <text:span text:style-name="T6">This would give </text:span>my people a total of 5 feet to stand on <text:span text:style-name="T6">the wall</text:span>. <text:span text:style-name="T6">The entrance I decided to emulate the prison it will have three gates like the ones used in prison. I would also put walls that will go two feet deep and three feet up. It’s purpose would be to make vehicles coming in make a turn to avoid situation like the van that destroyed the Prison’s gate. With the concrete walls placed a certain way they can’t go in a straight line plus they will have to slow down in order to not crash into the walls. I would also erect towers where there are no tall buildings. My people are already working on the design I suggested with the 4 construction guys leading the construction. I brought them a bulldozer, front loader, dump truck, backhoe and 3 cement mixer yesterday. I also bought cement sacks, steel bars, 4 chainsaws and four barrels worth of gasoline. I then put it on a truck and pretended me and Merle went to Atlanta and gathered supplies there for the cement, steel and chainsaw.</text:span></text:p>
      <text:p text:style-name="P6"/>
      <text:p text:style-name="P7">Going back on topic <text:span text:style-name="T8">I gather all the new people I got.</text:span></text:p>
      <text:p text:style-name="P7"/>
      <text:p text:style-name="P8">“<text:span text:style-name="T8">You are now part of my group so food is no problem. We will need all the help making the wall so before the wall is built the only things the people in here will do is train, guard and help build the wall. After that then you can begin doing other things. Tomorrow after you rest tonight you all will have breakfast and then go here to get your schedule and job.”</text:span> <text:span text:style-name="T8">I tell them after that </text:span>I give the responsibility of housing them to Jocelyn. This town is bigger than its real life counterpart having <text:span text:style-name="T9">4 groups of suburbs each having 30 houses, 2 elementary schools, a big high school, a police station, a moderately sized hospital then some buildings meant for business. Meaning we could house more than a two hundred people and so far I only have 67 people including me. I go to Bob to tell him about what’s gonna happen tomorrow. I kinda have him lead the construction. He just glares at me and then shuts his door I think I interrupted him from his sleep. Tomorrow I’ll be going with Merle to the people at Grady Memorial and try to get them to come with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6T19:47:32.338000000</dc:date>
    <meta:editing-duration>PT3H21M36S</meta:editing-duration>
    <meta:editing-cycles>35</meta:editing-cycles>
    <meta:generator>LibreOffice/6.1.3.2$Windows_X86_64 LibreOffice_project/86daf60bf00efa86ad547e59e09d6bb77c699acb</meta:generator>
    <meta:document-statistic meta:table-count="0" meta:image-count="0" meta:object-count="0" meta:page-count="3" meta:paragraph-count="41" meta:word-count="1780" meta:character-count="9205" meta:non-whitespace-character-count="7459"/>
  </office:meta>
</office:document-meta>
</file>